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vertical-align="middle" draw:auto-grow-height="false" fo:min-height="0.06cm" fo:min-width="1.001cm" draw:shadow-opacity="50%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1.734cm" fo:min-width="1.151cm"/>
    </style:style>
    <style:style style:name="gr3" style:family="graphic" style:parent-style-name="standard">
      <style:graphic-properties draw:stroke="none" svg:stroke-color="#3465a4" draw:fill="solid" draw:fill-color="#729fcf" draw:opacity="35%" draw:textarea-horizontal-align="justify" draw:textarea-vertical-align="middle" draw:auto-grow-height="false" fo:min-height="1.508cm" fo:min-width="2.914cm" draw:shadow-opacity="35%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12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12cm" fo:min-width="1.903cm"/>
    </style:style>
    <style:style style:name="gr6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1.401cm" fo:min-width="1.151cm"/>
    </style:style>
    <style:style style:name="gr7" style:family="graphic" style:parent-style-name="standard">
      <style:graphic-properties svg:stroke-color="#000000" draw:marker-end="Symmetric_20_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cm" fo:min-width="1.151cm"/>
    </style:style>
    <style:style style:name="gr10" style:family="graphic" style:parent-style-name="objectwithoutfill">
      <style:graphic-properties svg:stroke-color="#000000" draw:marker-end="Symmetric_20_Arrow" draw:marker-end-width="0.20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end="" draw:marker-end-width="0.203cm" draw:fill="solid" draw:textarea-vertical-align="middle"/>
    </style:style>
    <style:style style:name="gr12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131cm" fo:min-width="1.151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0.496cm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8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083cm" fo:min-width="1.1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loext:graphic-properties draw:fill="solid" draw:fill-color="#729fcf" draw:opacity="35%"/>
      <style:paragraph-properties fo:text-align="center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0.762cm" draw:transform="rotate (-1.0471975511966) translate (13.095cm 10.989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651cm" svg:height="1.984cm" svg:x="6.195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2.486cm" svg:x="11.541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" draw:id="id1" draw:layer="layout" svg:width="2.413cm" svg:height="0.662cm" svg:x="2.264cm" svg:y="6.529cm">
          <draw:text-box>
            <text:p><text:span text:style-name="T1">size &lt;= 16</text:span></text:p>
          </draw:text-box>
        </draw:frame>
        <draw:frame draw:style-name="gr4" draw:text-style-name="P4" draw:layer="layout" svg:width="2.413cm" svg:height="0.662cm" svg:x="2.264cm" svg:y="7.205cm">
          <draw:text-box>
            <text:p><text:span text:style-name="T1">size &lt;= 32</text:span></text:p>
          </draw:text-box>
        </draw:frame>
        <draw:frame draw:style-name="gr4" draw:text-style-name="P4" xml:id="id7" draw:id="id7" draw:layer="layout" svg:width="2.413cm" svg:height="0.662cm" svg:x="2.264cm" svg:y="7.881cm">
          <draw:text-box>
            <text:p><text:span text:style-name="T1">size &lt;= 64</text:span></text:p>
          </draw:text-box>
        </draw:frame>
        <draw:frame draw:style-name="gr5" draw:text-style-name="P4" draw:layer="layout" svg:width="2.403cm" svg:height="0.662cm" svg:x="2.264cm" svg:y="8.557cm">
          <draw:text-box>
            <text:p><text:span text:style-name="T1">size &lt;= 128</text:span></text:p>
          </draw:text-box>
        </draw:frame>
        <draw:frame draw:style-name="gr5" draw:text-style-name="P4" draw:layer="layout" svg:width="2.403cm" svg:height="0.662cm" svg:x="2.264cm" svg:y="9.233cm">
          <draw:text-box>
            <text:p><text:span text:style-name="T1">size &lt;= 256</text:span></text:p>
          </draw:text-box>
        </draw:frame>
        <draw:custom-shape draw:style-name="gr6" draw:text-style-name="P2" draw:layer="layout" svg:width="1.651cm" svg:height="1.651cm" svg:x="6.185cm" svg:y="5.661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677cm" svg:y1="6.86cm" svg:x2="6.185cm" svg:y2="5.737cm" draw:start-shape="id1" draw:start-glue-point="1" draw:end-shape="id2" draw:end-glue-point="3" svg:d="M4677 6860h754v-1123h754" svg:viewBox="0 0 1509 1124">
          <text:p/>
        </draw:connector>
        <draw:custom-shape draw:style-name="gr8" draw:text-style-name="P5" draw:layer="layout" svg:width="0.127cm" svg:height="0.001cm" svg:x="-8.525cm" svg:y="5.3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1.651cm" svg:height="0.149cm" svg:x="6.185cm" svg:y="5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5.9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" draw:id="id3" draw:layer="layout" svg:width="1.651cm" svg:height="0.149cm" svg:x="6.185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6.563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7.836cm" svg:y1="5.737cm" svg:x2="7.836cm" svg:y2="6.337cm" draw:start-shape="id2" draw:start-glue-point="1" draw:end-shape="id3" draw:end-glue-point="1" svg:d="M7836 5737c750 0 750 600 0 600" svg:viewBox="0 0 564 601">
          <text:p/>
        </draw:connector>
        <draw:connector draw:style-name="gr10" draw:text-style-name="P6" draw:layer="layout" draw:type="curve" svg:x1="7.836cm" svg:y1="6.437cm" svg:x2="9.094cm" svg:y2="7.243cm" draw:end-shape="id4" draw:end-glue-point="3" svg:d="M7836 6437c567 0-62 806 1258 806" svg:viewBox="0 0 1259 807">
          <text:p/>
        </draw:connector>
        <draw:custom-shape draw:style-name="gr9" draw:text-style-name="P2" draw:layer="layout" svg:width="1.651cm" svg:height="0.149cm" svg:x="6.185cm" svg:y="6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51cm" svg:height="1.651cm" svg:x="9.094cm" svg:y="5.6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1.651cm" svg:height="0.149cm" svg:x="9.094cm" svg:y="5.6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5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.651cm" svg:height="0.149cm" svg:x="9.094cm" svg:y="6.2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6.569cm">
          <text:p/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curve" svg:x1="10.745cm" svg:y1="5.743cm" svg:x2="10.745cm" svg:y2="6.343cm" draw:start-shape="id5" draw:start-glue-point="1" draw:end-shape="id6" draw:end-glue-point="1" svg:d="M10745 5743c750 0 750 600 0 600" svg:viewBox="0 0 564 601">
          <text:p/>
        </draw:connector>
        <draw:connector draw:style-name="gr11" draw:text-style-name="P6" draw:layer="layout" draw:type="curve" svg:x1="10.745cm" svg:y1="6.443cm" svg:x2="10.745cm" svg:y2="7.243cm" draw:end-shape="id4" draw:end-glue-point="1" svg:d="M10745 6443c750 0 750 800 0 800" svg:viewBox="0 0 564 801">
          <text:p/>
        </draw:connector>
        <draw:custom-shape draw:style-name="gr9" draw:text-style-name="P2" draw:layer="layout" svg:width="1.651cm" svg:height="0.149cm" svg:x="9.094cm" svg:y="6.8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1.651cm" svg:height="0.149cm" svg:x="9.094cm" svg:y="7.169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677cm" svg:y1="8.212cm" svg:x2="6.195cm" svg:y2="9.645cm" draw:start-shape="id7" draw:start-glue-point="1" draw:end-shape="id8" draw:end-glue-point="3" svg:d="M4677 8212h759v1433h759" svg:viewBox="0 0 1519 1434">
          <text:p/>
        </draw:connector>
        <draw:connector draw:style-name="gr10" draw:text-style-name="P6" draw:layer="layout" draw:type="curve" svg:x1="7.846cm" svg:y1="9.645cm" svg:x2="7.846cm" svg:y2="11.069cm" draw:start-shape="id8" draw:start-glue-point="1" draw:end-shape="id9" draw:end-glue-point="1" svg:d="M7846 9645c750 0 750 1424 0 1424" svg:viewBox="0 0 564 1425">
          <text:p/>
        </draw:connector>
        <draw:custom-shape draw:style-name="gr12" draw:text-style-name="P2" xml:id="id9" draw:id="id9" draw:layer="layout" svg:width="1.651cm" svg:height="0.381cm" svg:x="6.195cm" svg:y="10.8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0" draw:id="id10" draw:layer="layout" svg:width="0.996cm" svg:height="0.889cm" svg:x="16.028cm" svg:y="4.0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1" draw:id="id11" draw:layer="layout" svg:width="0.996cm" svg:height="0.889cm" svg:x="14.728cm" svg:y="5.9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3" draw:id="id13" draw:layer="layout" svg:width="0.996cm" svg:height="0.889cm" svg:x="13.528cm" svg:y="7.8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4" draw:id="id14" draw:layer="layout" svg:width="0.996cm" svg:height="0.889cm" svg:x="15.828cm" svg:y="7.9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6" draw:id="id16" draw:layer="layout" svg:width="0.996cm" svg:height="0.889cm" svg:x="14.928cm" svg:y="9.9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2" draw:id="id12" draw:layer="layout" svg:width="0.996cm" svg:height="0.889cm" svg:x="17.328cm" svg:y="6.0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5" draw:id="id15" draw:layer="layout" svg:width="0.996cm" svg:height="0.889cm" svg:x="12.228cm" svg:y="9.999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curve" svg:x1="16.526cm" svg:y1="4.988cm" svg:x2="15.226cm" svg:y2="5.999cm" draw:start-shape="id10" draw:start-glue-point="2" draw:end-shape="id11" svg:d="M16526 4988c0 757-1300 252-1300 1011" svg:viewBox="0 0 1301 1012">
          <text:p/>
        </draw:connector>
        <draw:connector draw:style-name="gr14" draw:text-style-name="P6" draw:layer="layout" draw:type="curve" svg:x1="16.526cm" svg:y1="4.988cm" svg:x2="17.826cm" svg:y2="6.027cm" draw:start-shape="id10" draw:start-glue-point="2" draw:end-shape="id12" draw:end-glue-point="0" svg:d="M16526 4988c0 778 1300 259 1300 1039" svg:viewBox="0 0 1301 1040">
          <text:p/>
        </draw:connector>
        <draw:connector draw:style-name="gr14" draw:text-style-name="P6" draw:layer="layout" draw:type="curve" svg:x1="15.226cm" svg:y1="6.888cm" svg:x2="14.026cm" svg:y2="7.899cm" draw:start-shape="id11" draw:start-glue-point="2" draw:end-shape="id13" draw:end-glue-point="0" svg:d="M15226 6888c0 757-1200 252-1200 1011" svg:viewBox="0 0 1201 1012">
          <text:p/>
        </draw:connector>
        <draw:connector draw:style-name="gr14" draw:text-style-name="P6" draw:layer="layout" draw:type="curve" svg:x1="15.226cm" svg:y1="6.888cm" svg:x2="16.326cm" svg:y2="7.999cm" draw:start-shape="id11" draw:start-glue-point="2" draw:end-shape="id14" draw:end-glue-point="0" svg:d="M15226 6888c0 832 1100 277 1100 1111" svg:viewBox="0 0 1101 1112">
          <text:p/>
        </draw:connector>
        <draw:connector draw:style-name="gr15" draw:text-style-name="P6" draw:layer="layout" draw:type="curve" svg:x1="14.026cm" svg:y1="8.788cm" svg:x2="12.726cm" svg:y2="9.999cm" draw:start-shape="id13" draw:start-glue-point="2" draw:end-shape="id15" draw:end-glue-point="0" svg:d="M14026 8788c0 907-1300 302-1300 1211" svg:viewBox="0 0 1301 1212">
          <text:p/>
        </draw:connector>
        <draw:connector draw:style-name="gr15" draw:text-style-name="P6" draw:layer="layout" draw:type="curve" svg:x1="14.026cm" svg:y1="8.788cm" svg:x2="15.426cm" svg:y2="9.999cm" draw:start-shape="id13" draw:start-glue-point="2" draw:end-shape="id16" draw:end-glue-point="0" svg:d="M14026 8788c0 907 1400 302 1400 1211" svg:viewBox="0 0 1401 1212">
          <text:p/>
        </draw:connector>
        <draw:custom-shape draw:style-name="gr13" draw:text-style-name="P5" xml:id="id17" draw:id="id17" draw:layer="layout" svg:width="0.996cm" svg:height="0.889cm" svg:x="18.828cm" svg:y="7.927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curve" svg:x1="17.826cm" svg:y1="6.916cm" svg:x2="19.326cm" svg:y2="7.927cm" draw:start-shape="id12" draw:start-glue-point="2" draw:end-shape="id17" draw:end-glue-point="0" svg:d="M17826 6916c0 757 1500 252 1500 1011" svg:viewBox="0 0 1501 1012">
          <text:p/>
        </draw:connector>
        <draw:frame draw:style-name="gr16" draw:text-style-name="P7" draw:layer="layout" svg:width="3.025cm" svg:height="0.645cm" svg:x="1.948cm" svg:y="5.826cm">
          <draw:text-box>
            <text:p><text:span text:style-name="T2">fast block cache</text:span></text:p>
          </draw:text-box>
        </draw:frame>
        <draw:frame draw:style-name="gr17" draw:text-style-name="P7" draw:layer="layout" svg:width="1.632cm" svg:height="0.645cm" svg:x="5.372cm" svg:y="8.281cm">
          <draw:text-box>
            <text:p><text:span text:style-name="T2">free list</text:span></text:p>
          </draw:text-box>
        </draw:frame>
        <draw:custom-shape draw:style-name="gr18" draw:text-style-name="P2" draw:layer="layout" svg:width="1.651cm" svg:height="0.333cm" svg:x="6.195cm" svg:y="10.1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8" draw:id="id8" draw:layer="layout" svg:width="1.651cm" svg:height="0.333cm" svg:x="6.195cm" svg:y="9.4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51cm" svg:height="0.381cm" svg:x="6.195cm" svg:y="11.2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51cm" svg:height="0.381cm" svg:x="6.195cm" svg:y="11.6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3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4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5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6.185cm" svg:y="7.8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7.3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7.4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7.6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7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149cm" svg:x="9.094cm" svg:y="7.93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403cm" svg:height="0.662cm" svg:x="11.433cm" svg:y="13.2cm">
          <draw:text-box>
            <text:p><text:span text:style-name="T1">size &gt;= 512</text:span></text:p>
          </draw:text-box>
        </draw:frame>
        <draw:frame draw:style-name="gr20" draw:text-style-name="P7" draw:layer="layout" svg:width="3.525cm" svg:height="0.645cm" svg:x="14.704cm" svg:y="3.351cm">
          <draw:text-box>
            <text:p><text:span text:style-name="T2">free pool (AVL tre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26T16:50:56.840871921</meta:creation-date>
    <dc:date>2019-11-27T12:14:52.351391883</dc:date>
    <dc:creator>Philippe GERUM</dc:creator>
    <meta:editing-duration>PT33M19S</meta:editing-duration>
    <meta:editing-cycles>7</meta:editing-cycles>
    <meta:generator>LibreOffice/6.2.8.2$Linux_X86_64 LibreOffice_project/20$Build-2</meta:generator>
    <meta:document-statistic meta:object-count="65"/>
  </office:meta>
</office:document-meta>
</file>